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4" style:family="paragraph" style:parent-style-name="Standard">
      <style:text-properties style:font-name="Liberation Serif1" fo:font-weight="bold" officeooo:rsid="002c2026" officeooo:paragraph-rsid="002c2026" style:font-weight-asian="bold" style:font-weight-complex="bold"/>
    </style:style>
    <style:style style:name="P5" style:family="paragraph" style:parent-style-name="Standard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iberation Serif1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1" style:text-underline-style="none" fo:font-weight="normal" officeooo:rsid="002be149" officeooo:paragraph-rsid="002be149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c2026" officeooo:paragraph-rsid="002c2026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efae" officeooo:paragraph-rsid="004cefa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c2026" officeooo:paragraph-rsid="002c2026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822dc" officeooo:paragraph-rsid="002822dc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9acfd" officeooo:paragraph-rsid="0029acfd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b8775" officeooo:paragraph-rsid="002b8775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c23fc" officeooo:paragraph-rsid="002c23f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3a9c37" officeooo:paragraph-rsid="003a9c37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ad81a" officeooo:paragraph-rsid="003ad8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be316" officeooo:paragraph-rsid="003be31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c6681" officeooo:paragraph-rsid="003c668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d3c50" officeooo:paragraph-rsid="003d3c50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24a58" officeooo:paragraph-rsid="00424a5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380cb" officeooo:paragraph-rsid="004380cb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8fd8b" officeooo:paragraph-rsid="0048fd8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a0e8e" officeooo:paragraph-rsid="004a0e8e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06a7" officeooo:paragraph-rsid="004b06a7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1e0d" officeooo:paragraph-rsid="004b1e0d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d6ff4" officeooo:paragraph-rsid="004d6ff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e888c" officeooo:paragraph-rsid="004e888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1d1e2" officeooo:paragraph-rsid="0051d1e2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27ff6" officeooo:paragraph-rsid="00527ff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2c23fc" officeooo:paragraph-rsid="002c23f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822dc" officeooo:paragraph-rsid="002822dc" style:font-weight-asian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9acfd" officeooo:paragraph-rsid="0029acfd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64" style:family="paragraph" style:parent-style-name="Table_20_Contents">
      <style:text-properties style:font-name="Liberation Serif1" officeooo:rsid="002436a2" officeooo:paragraph-rsid="002436a2"/>
    </style:style>
    <style:style style:name="P65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66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1" fo:font-size="12pt" officeooo:rsid="00504eb9" officeooo:paragraph-rsid="00504eb9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504eb9" officeooo:paragraph-rsid="00504eb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left="2.50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text-properties style:font-name="Liberation Serif1" fo:font-weight="bold" officeooo:rsid="002be149" officeooo:paragraph-rsid="002be149" style:font-weight-asian="bold" style:font-weight-complex="bold"/>
    </style:style>
    <style:style style:name="P71" style:family="paragraph" style:parent-style-name="Standard" style:list-style-name="L2">
      <style:text-properties style:font-name="Liberation Serif1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text-properties style:font-name="Liberation Serif1" fo:font-size="12pt" style:text-underline-style="none" fo:font-weight="normal" officeooo:rsid="003024eb" officeooo:paragraph-rsid="003024eb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text-properties style:font-name="Liberation Serif1" fo:font-size="12pt" style:text-underline-style="none" fo:font-weight="normal" officeooo:rsid="0030553a" officeooo:paragraph-rsid="0030553a" style:font-size-asian="10.5pt" style:font-weight-asian="normal" style:font-size-complex="12pt" style:font-weight-complex="normal"/>
    </style:style>
    <style:style style:name="P74" style:family="paragraph" style:parent-style-name="Standard" style:list-style-name="L3">
      <style:text-properties style:font-name="Liberation Serif1" fo:font-size="12pt" style:text-underline-style="none" fo:font-weight="normal" officeooo:rsid="00315838" officeooo:paragraph-rsid="00315838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text-properties style:font-name="Liberation Serif1" fo:font-size="12pt" style:text-underline-style="none" fo:font-weight="normal" officeooo:rsid="0031f24b" officeooo:paragraph-rsid="0031f24b" style:font-size-asian="10.5pt" style:font-weight-asian="normal" style:font-size-complex="12pt" style:font-weight-complex="normal"/>
    </style:style>
    <style:style style:name="P76" style:family="paragraph" style:parent-style-name="Standard" style:list-style-name="L3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78" style:family="paragraph" style:parent-style-name="Standard" style:list-style-name="L3">
      <style:text-properties style:font-name="Liberation Serif1" fo:font-size="12pt" fo:font-weight="bold" officeooo:rsid="0030553a" officeooo:paragraph-rsid="0030553a" style:font-size-asian="10.5pt" style:font-weight-asian="bold" style:font-size-complex="12pt" style:font-weight-complex="bold"/>
    </style:style>
    <style:style style:name="P79" style:family="paragraph" style:parent-style-name="Standard" style:list-style-name="L3">
      <style:text-properties style:font-name="Liberation Serif1" fo:font-size="12pt" fo:font-weight="bold" officeooo:rsid="0031f24b" officeooo:paragraph-rsid="0031f24b" style:font-size-asian="10.5pt" style:font-weight-asian="bold" style:font-size-complex="12pt" style:font-weight-complex="bold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4f171" officeooo:paragraph-rsid="0054f171" style:font-size-asian="10.5pt" style:font-weight-asian="bold" style:font-size-complex="12pt" style:font-weight-complex="bold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692cc" officeooo:paragraph-rsid="005692cc" style:font-size-asian="10.5pt" style:font-weight-asian="bold" style:font-size-complex="12pt" style:font-weight-complex="bold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6b692" officeooo:paragraph-rsid="0056b692" style:font-size-asian="10.5pt" style:font-weight-asian="bold" style:font-size-complex="12pt" style:font-weight-complex="bold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7a322" officeooo:paragraph-rsid="0057a32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7a322" officeooo:paragraph-rsid="0057a322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7b7b7" officeooo:paragraph-rsid="0057b7b7" style:font-size-asian="10.5pt" style:font-weight-asian="bold" style:font-size-complex="12pt" style:font-weight-complex="bold"/>
    </style:style>
    <style:style style:name="P86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7b7b7" officeooo:paragraph-rsid="0057b7b7" style:font-size-asian="10.5pt" style:font-weight-asian="bold" style:font-size-complex="12pt" style:font-weight-complex="bold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88325" officeooo:paragraph-rsid="00588325" style:font-size-asian="10.5pt" style:font-weight-asian="bold" style:font-size-complex="12pt" style:font-weight-complex="bold"/>
    </style:style>
    <style:style style:name="P88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9a0e8" officeooo:paragraph-rsid="0059a0e8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9a0e8" officeooo:paragraph-rsid="0059a0e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dae3c" officeooo:paragraph-rsid="005dae3c" style:font-size-asian="10.5pt" style:font-weight-asian="bold" style:font-size-complex="12pt" style:font-weight-complex="bold"/>
    </style:style>
    <style:style style:name="P91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5f8ef6" officeooo:paragraph-rsid="005f8ef6" style:font-size-asian="10.5pt" style:font-weight-asian="bold" style:font-size-complex="12pt" style:font-weight-complex="bold"/>
    </style:style>
    <style:style style:name="P92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1e996" officeooo:paragraph-rsid="0061e996" style:font-size-asian="10.5pt" style:font-weight-asian="bold" style:font-size-complex="12pt" style:font-weight-complex="bold"/>
    </style:style>
    <style:style style:name="P93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2b023" officeooo:paragraph-rsid="0062b023" style:font-size-asian="10.5pt" style:font-weight-asian="bold" style:font-size-complex="12pt" style:font-weight-complex="bold"/>
    </style:style>
    <style:style style:name="P94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4121d" officeooo:paragraph-rsid="0064121d" style:font-size-asian="10.5pt" style:font-weight-asian="bold" style:font-size-complex="12pt" style:font-weight-complex="bold"/>
    </style:style>
    <style:style style:name="P95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514c4" officeooo:paragraph-rsid="006514c4" style:font-size-asian="10.5pt" style:font-weight-asian="bold" style:font-size-complex="12pt" style:font-weight-complex="bold"/>
    </style:style>
    <style:style style:name="P96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5929f" officeooo:paragraph-rsid="0065929f" style:font-size-asian="10.5pt" style:font-weight-asian="bold" style:font-size-complex="12pt" style:font-weight-complex="bold"/>
    </style:style>
    <style:style style:name="P97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63055" officeooo:paragraph-rsid="00663055" style:font-size-asian="10.5pt" style:font-weight-asian="bold" style:font-size-complex="12pt" style:font-weight-complex="bold"/>
    </style:style>
    <style:style style:name="P98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678e7" officeooo:paragraph-rsid="006678e7" style:font-size-asian="10.5pt" style:font-weight-asian="bold" style:font-size-complex="12pt" style:font-weight-complex="bold"/>
    </style:style>
    <style:style style:name="P99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79faa" officeooo:paragraph-rsid="00679faa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679faa" officeooo:paragraph-rsid="00679faa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6b68ee" officeooo:paragraph-rsid="006b68ee" style:font-size-asian="10.5pt" style:font-weight-asian="bold" style:font-size-complex="12pt" style:font-weight-complex="bold"/>
    </style:style>
    <style:style style:name="P102" style:family="paragraph" style:parent-style-name="Standard" style:list-style-name="L7">
      <style:paragraph-properties fo:text-align="start" style:justify-single-word="false"/>
      <style:text-properties style:font-name="Liberation Serif1" fo:font-size="12pt" fo:font-weight="bold" officeooo:rsid="006ba455" officeooo:paragraph-rsid="006ba455" style:font-size-asian="10.5pt" style:font-weight-asian="bold" style:font-size-complex="12pt" style:font-weight-complex="bold"/>
    </style:style>
    <style:style style:name="P103" style:family="paragraph" style:parent-style-name="Standard" style:list-style-name="L7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ba455" officeooo:paragraph-rsid="006ba4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ba455" officeooo:paragraph-rsid="006ba455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d74d2" officeooo:paragraph-rsid="006d74d2" style:font-size-asian="10.5pt" style:font-weight-asian="bold" style:font-size-complex="12pt" style:font-weight-complex="bold"/>
    </style:style>
    <style:style style:name="P106" style:family="paragraph" style:parent-style-name="Standard" style:list-style-name="L8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d74d2" officeooo:paragraph-rsid="006d74d2" style:font-size-asian="10.5pt" style:font-weight-asian="bold" style:font-size-complex="12pt" style:font-weight-complex="bold"/>
    </style:style>
    <style:style style:name="P107" style:family="paragraph" style:parent-style-name="Standard" style:list-style-name="L8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f75f2" officeooo:paragraph-rsid="006f75f2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f75f2" officeooo:paragraph-rsid="006f75f2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35b188" officeooo:paragraph-rsid="0035b18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387cc3" officeooo:paragraph-rsid="00387cc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style:text-underline-style="none" fo:font-weight="normal" officeooo:rsid="004c0124" officeooo:paragraph-rsid="004c012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3a9c37" officeooo:paragraph-rsid="003a9c3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style:text-underline-style="none" fo:font-weight="normal" officeooo:rsid="003ad81a" officeooo:paragraph-rsid="003ad81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3be316" officeooo:paragraph-rsid="003be316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3c6681" officeooo:paragraph-rsid="003c668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0a7be" officeooo:paragraph-rsid="003d3c5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82f8e" officeooo:paragraph-rsid="004380cb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8fd8b" officeooo:paragraph-rsid="0048fd8b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a0e8e" officeooo:paragraph-rsid="004a0e8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b06a7" officeooo:paragraph-rsid="004b06a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b1e0d" officeooo:paragraph-rsid="004b1e0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c0124" officeooo:paragraph-rsid="004c012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d6ff4" officeooo:paragraph-rsid="004d6ff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e888c" officeooo:paragraph-rsid="004e888c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1d1e2" officeooo:paragraph-rsid="0051d1e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27ff6" officeooo:paragraph-rsid="00527ff6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c9f7" officeooo:paragraph-rsid="0054c9f7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f171" officeooo:paragraph-rsid="0054f171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style:text-underline-style="none" fo:font-weight="normal" officeooo:rsid="004cefae" officeooo:paragraph-rsid="004cefae" style:font-size-asian="10.5pt" style:font-weight-asian="normal" style:font-size-complex="12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font-name="Liberation Serif1" fo:font-size="12pt" officeooo:rsid="007059ec" officeooo:paragraph-rsid="007059ec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cf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af4e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482f8e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30553a" style:font-weight-asian="normal" style:font-weight-complex="normal"/>
    </style:style>
    <style:style style:name="T20" style:family="text">
      <style:text-properties style:text-underline-style="none" fo:font-weight="normal" officeooo:rsid="00315838" style:font-weight-asian="normal" style:font-weight-complex="normal"/>
    </style:style>
    <style:style style:name="T21" style:family="text">
      <style:text-properties style:text-underline-style="none" fo:font-weight="normal" officeooo:rsid="003da21d" style:font-weight-asian="normal" style:font-weight-complex="normal"/>
    </style:style>
    <style:style style:name="T22" style:family="text">
      <style:text-properties style:text-underline-style="none" fo:font-weight="normal" officeooo:rsid="0040a7be" style:font-weight-asian="normal" style:font-weight-complex="normal"/>
    </style:style>
    <style:style style:name="T23" style:family="text">
      <style:text-properties style:text-underline-style="none" fo:font-weight="normal" officeooo:rsid="00456607" style:font-weight-asian="normal" style:font-weight-complex="normal"/>
    </style:style>
    <style:style style:name="T24" style:family="text">
      <style:text-properties style:text-underline-style="none" fo:font-weight="normal" officeooo:rsid="00470b39" style:font-weight-asian="normal" style:font-weight-complex="normal"/>
    </style:style>
    <style:style style:name="T25" style:family="text">
      <style:text-properties style:text-underline-style="none" fo:font-weight="normal" officeooo:rsid="00482f8e" style:font-weight-asian="normal" style:font-weight-complex="normal"/>
    </style:style>
    <style:style style:name="T26" style:family="text">
      <style:text-properties style:text-underline-style="none" fo:font-weight="normal" officeooo:rsid="005b5941" style:font-weight-asian="normal" style:font-weight-complex="normal"/>
    </style:style>
    <style:style style:name="T27" style:family="text">
      <style:text-properties style:text-underline-style="none" officeooo:rsid="0040a7be"/>
    </style:style>
    <style:style style:name="T28" style:family="text">
      <style:text-properties style:text-underline-style="none" officeooo:rsid="00482f8e"/>
    </style:style>
    <style:style style:name="T29" style:family="text">
      <style:text-properties style:text-underline-style="none" officeooo:rsid="005b5941"/>
    </style:style>
    <style:style style:name="T30" style:family="text">
      <style:text-properties style:text-underline-style="none" officeooo:rsid="005ca334"/>
    </style:style>
    <style:style style:name="T31" style:family="text">
      <style:text-properties officeooo:rsid="00522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3">.</text:span></text:p>
      <text:p text:style-name="P3"/>
      <text:p text:style-name="P3">Conceito de tributo:</text:p>
      <text:p text:style-name="P17"><text:span text:style-name="T3">CTN, Art. 3º Tributo é toda </text:span><text:span text:style-name="T1">prestação pecuniária compulsória</text:span><text:span text:style-name="T3">, em </text:span><text:span text:style-name="T1">moeda ou cujo valor nela se possa exprimir</text:span><text:span text:style-name="T3">, que </text:span><text:span text:style-name="T1">não</text:span><text:span text:style-name="T3"> constitua </text:span><text:span text:style-name="T1">sanção de ato ilícito</text:span><text:span text:style-name="T3">, instituída em </text:span><text:span text:style-name="T1">lei</text:span><text:span text:style-name="T3"> e cobrada mediante atividade plenamente </text:span><text:span text:style-name="T1">vinculada</text:span><text:span text:style-name="T3">.</text:span></text:p>
      <text:p text:style-name="P12"/>
      <text:p text:style-name="P26"><text:span text:style-name="T3">A </text:span><text:span text:style-name="T1">definição</text:span><text:span text:style-name="T3"> de tributo deve se dar por meio de </text:span><text:span text:style-name="T1">lei complementar</text:span><text:span text:style-name="T3"> (CTN tem força de LC).</text:span></text:p>
      <text:p text:style-name="P33"/>
      <text:p text:style-name="P34">O pagamento de tributos deve ser feito em dinheiro:</text:p>
      <text:p text:style-name="P13">CTN, Art. 162. O pagamento é efetuado:</text:p>
      <text:p text:style-name="P13">I – em moeda corrente, cheque ou vale postal;</text:p>
      <text:p text:style-name="P13">II – nos casos previstos em lei, em estampilha, em papel selado, ou por processo mecânico.</text:p>
      <text:p text:style-name="P13"/>
      <text:p text:style-name="P27"><text:span text:style-name="T3">Mas há também a </text:span><text:span text:style-name="T1">dação em pagamento</text:span><text:span text:style-name="T3">:</text:span></text:p>
      <text:p text:style-name="P14">CTN, Art. 156. Extinguem o crédito tributário:</text:p>
      <text:p text:style-name="P9"><text:span text:style-name="T3">XI – a </text:span><text:span text:style-name="T1">dação em pagamento</text:span><text:span text:style-name="T3"> em bens </text:span><text:span text:style-name="T1">imóveis</text:span><text:span text:style-name="T3">, na forma e condições estabelecidas em </text:span><text:span text:style-name="T1">lei</text:span><text:span text:style-name="T3">.</text:span></text:p>
      <text:p text:style-name="P63"/>
      <text:p text:style-name="P28"><text:span text:style-name="T3">Tributos devem ser instituídos por </text:span><text:span text:style-name="T1">lei</text:span><text:span text:style-name="T3">, <text:s/>mas o STF tem aceitado que sejam instituídos por atos normativos com força de lei (</text:span><text:span text:style-name="T1">medida provisória</text:span><text:span text:style-name="T3">).</text:span></text:p>
      <text:p text:style-name="P35"/>
      <text:p text:style-name="P29"><text:span text:style-name="T3">Alteraç</text:span><text:span text:style-name="T4">ão</text:span><text:span text:style-name="T3"> de </text:span><text:span text:style-name="T1">alíquotas</text:span><text:span text:style-name="T3"> também se dá por meio de </text:span><text:span text:style-name="T1">lei</text:span><text:span text:style-name="T3">, mas admitem-se várias exceções.</text:span></text:p>
      <text:p text:style-name="P36"/>
      <text:p text:style-name="P30"><text:span text:style-name="T3">Tributo ser instituído por lei → requisito de </text:span><text:span text:style-name="T1">validade</text:span></text:p>
      <text:p text:style-name="P30"><text:span text:style-name="T3">Compulsoriedade da obrigação tributária → requisito de </text:span><text:span text:style-name="T1">existência</text:span></text:p>
      <text:p text:style-name="P37"/>
      <text:p text:style-name="P31"><text:span text:style-name="T3">Princípio </text:span><text:span text:style-name="T5">pecunia non olet</text:span><text:span text:style-name="T9">:</text:span></text:p>
      <text:p text:style-name="P10"><text:span text:style-name="T3">CTN, Art. 118. A </text:span><text:span text:style-name="T1">definição legal do fato gerador</text:span><text:span text:style-name="T3"> é interpretada </text:span><text:span text:style-name="T1">abstraindo-se</text:span><text:span text:style-name="T3">:</text:span></text:p>
      <text:p text:style-name="P15">I – da validade jurídica dos atos efetivamente praticados pelos contribuintes, responsáveis, ou terceiros, bem como da natureza do seu objeto ou dos seus efeitos;</text:p>
      <text:p text:style-name="P15">II – dos efeitos dos fatos efetivamente ocorridos.</text:p>
      <text:p text:style-name="P15"/>
      <text:p text:style-name="P32"><text:span text:style-name="T1">Natureza jurídica</text:span><text:span text:style-name="T3"> dos tributos:</text:span></text:p>
      <text:p text:style-name="P11"><text:span text:style-name="T3">CTN, Art. 4º A </text:span><text:span text:style-name="T1">natureza jurídica</text:span><text:span text:style-name="T3"> específica do tributo é determinada pelo </text:span><text:span text:style-name="T1">fato gerador</text:span><text:span text:style-name="T3"> da respectiva obrigação, sendo </text:span><text:span text:style-name="T1">irrelevante</text:span><text:span text:style-name="T3"> para qualificá-la:</text:span></text:p>
      <text:p text:style-name="P16">I – a denominação e demais características formais adotadas pela lei;</text:p>
      <text:p text:style-name="P16">II – a destinação legal do produto da sua arrecadação.</text:p>
      <text:p text:style-name="P1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5">Tributo vinculado x arrecadação vinculada x ato vinculado</text:p>
          </table:table-cell>
        </table:table-row>
        <table:table-row>
          <table:table-cell table:style-name="Tabela1.A2" office:value-type="string">
            <text:p text:style-name="P64">Ao dizer que um tributo é <text:span text:style-name="T1">vinculado ou não</text:span><text:span text:style-name="T3">, estamos dizendo que o </text:span><text:span text:style-name="T6">fato gerador está </text:span><text:span text:style-name="T8">vinculado ou não a uma </text:span><text:span text:style-name="T7">atividade realizada pelo Estado</text:span><text:span text:style-name="T8"> relativa ao contribuinte.</text:span><text:span text:style-name="T10"> Ex.: taxas e contribuições </text:span><text:soft-page-break/><text:span text:style-name="T10">de melhoria.</text:span></text:p>
            <text:p text:style-name="P66"/>
            <text:p text:style-name="P64"><text:span text:style-name="T10">Ao dizer que a </text:span><text:span text:style-name="T11">arrecadação</text:span><text:span text:style-name="T10"> é vinculada, estamos nos referindo a tributos cujo </text:span><text:span text:style-name="T8">destino do que foi arrecadado está vinculado ao custeio de algo previsto na lei</text:span><text:span text:style-name="T10">. Ex.: empréstimos compulsórios.</text:span></text:p>
            <text:p text:style-name="P66"/>
            <text:p text:style-name="P64"><text:span text:style-name="T10">Quanto à </text:span><text:span text:style-name="T11">atividade de cobrança</text:span><text:span text:style-name="T10">, ela é </text:span><text:span text:style-name="T7">ato administrativo vinculado</text:span><text:span text:style-name="T8">.</text:span></text:p>
          </table:table-cell>
        </table:table-row>
      </table:table>
      <text:p text:style-name="P38"/>
      <text:p text:style-name="P39">Na <text:span text:style-name="T2">CF</text:span> há tributos em que o <text:span text:style-name="T13">destino da arrecadação</text:span><text:span text:style-name="T16"> torna-se critério </text:span><text:span text:style-name="T13">relevante</text:span><text:span text:style-name="T16"> para a definição de sua </text:span><text:span text:style-name="T13">natureza jurídica</text:span><text:span text:style-name="T16"> (ex.: empréstimos compulsórios). Mas, pelo </text:span><text:span text:style-name="T17">CTN</text:span><text:span text:style-name="T16"> (art. 4º), o </text:span><text:span text:style-name="T13">destino da arrecadação</text:span><text:span text:style-name="T16"> é </text:span><text:span text:style-name="T13">irrelevante</text:span><text:span text:style-name="T16"> para definição da natureza jurídica do tributo.</text:span></text:p>
      <text:p text:style-name="P61"/>
      <text:p text:style-name="P40"><text:span text:style-name="T16">Espécies tributárias pelo </text:span><text:span text:style-name="T17">CTN</text:span><text:span text:style-name="T16">: impostos, taxas e contribuições de melhoria.</text:span></text:p>
      <text:p text:style-name="P40"><text:span text:style-name="T16">Espécies tributárias pela </text:span><text:span text:style-name="T17">CF</text:span><text:span text:style-name="T16">: impostos, taxas, <text:s/>contribuições de melhoria, </text:span><text:span text:style-name="T13">contribuições especiais e empréstimos compulsórios</text:span><text:span text:style-name="T16">.</text:span></text:p>
      <text:p text:style-name="P62"/>
      <text:p text:style-name="P41"><text:span text:style-name="T16">A </text:span><text:span text:style-name="T17">CF</text:span><text:span text:style-name="T16"> determina que todos os </text:span><text:span text:style-name="T17">impostos</text:span><text:span text:style-name="T16"> nela discriminados tenham os respectivos </text:span><text:span text:style-name="T17">FG, BC e contribuintes</text:span><text:span text:style-name="T16"> definidos em </text:span><text:span text:style-name="T17">LC</text:span><text:span text:style-name="T16">.</text:span></text:p>
      <text:list xml:id="list4776336282801759073" text:style-name="L1">
        <text:list-item>
          <text:p text:style-name="P70"><text:span text:style-name="T16">Atenção!</text:span><text:span text:style-name="T18"> A CF </text:span><text:span text:style-name="T16">não</text:span><text:span text:style-name="T18"> menciona </text:span><text:span text:style-name="T14">alíquotas</text:span><text:span text:style-name="T18">.</text:span></text:p>
        </text:list-item>
      </text:list>
      <text:p text:style-name="P8"/>
      <text:p text:style-name="P4"><text:span text:style-name="T16">Capacidade contributiva</text:span><text:span text:style-name="T18">:</text:span></text:p>
      <text:p text:style-name="P18"><text:span text:style-name="T18">CF, art. 145, §1º – </text:span><text:span text:style-name="T16">Sempre que possível</text:span><text:span text:style-name="T18">, os </text:span><text:span text:style-name="T16">impostos</text:span><text:span text:style-name="T18"> terão caráter </text:span><text:span text:style-name="T16">pessoal</text:span><text:span text:style-name="T18"> e serão graduados segundo a </text:span><text:span text:style-name="T16">capacidade econômica do contribuinte</text:span><text:span text:style-name="T18">, facultado à administração tributária, especialmente para conferir efetividade a esses objetivos, identificar, respeitados os direitos individuais e nos termos da lei, o </text:span><text:span text:style-name="T16">patrimônio</text:span><text:span text:style-name="T18">, os </text:span><text:span text:style-name="T16">rendimentos</text:span><text:span text:style-name="T18"> e as </text:span><text:span text:style-name="T16">atividades econômicas</text:span><text:span text:style-name="T18"> do contribuinte.</text:span></text:p>
      <text:p text:style-name="P25"/>
      <text:p text:style-name="P42"><text:span text:style-name="T18">A </text:span><text:span text:style-name="T16">CF</text:span><text:span text:style-name="T18"> fala apenas no princípio da capacidade contributiva para </text:span><text:span text:style-name="T16">impostos</text:span><text:span text:style-name="T18">, mas o </text:span><text:span text:style-name="T16">STF</text:span><text:span text:style-name="T18"> já afirmou que nada impede que ele seja aplicado na criação de </text:span><text:span text:style-name="T16">taxas</text:span><text:span text:style-name="T18">.</text:span></text:p>
      <text:p text:style-name="P60"/>
      <text:p text:style-name="P43"><text:span text:style-name="T16">Impostos e LC</text:span><text:span text:style-name="T18">:</text:span></text:p>
      <text:p text:style-name="P19"><text:span text:style-name="T18">CF, Art. 146. Cabe à </text:span><text:span text:style-name="T16">LC</text:span><text:span text:style-name="T18">:</text:span></text:p>
      <text:p text:style-name="P19"><text:span text:style-name="T18">III – estabelecer </text:span><text:span text:style-name="T16">normas gerais</text:span><text:span text:style-name="T18"> em matéria de legislação tributária, especialmente sobre:</text:span></text:p>
      <text:p text:style-name="P24">a) definição de tributos e suas espécies, bem como, em relação aos impostos discriminados nesta Constituição, a dos respectivos FG, BC e contribuintes.</text:p>
      <text:p text:style-name="P24"/>
      <text:p text:style-name="P43"><text:span text:style-name="T16">Exceções ao Princípio da Não Afetação dos Impostos</text:span><text:span text:style-name="T18">:</text:span></text:p>
      <text:list xml:id="list2262300543920960192" text:style-name="L2">
        <text:list-item>
          <text:p text:style-name="P71">repartição constitucional dos impostos;</text:p>
        </text:list-item>
        <text:list-item>
          <text:p text:style-name="P71">destinação de recursos para:</text:p>
          <text:list>
            <text:list-item>
              <text:p text:style-name="P71">saúde;</text:p>
            </text:list-item>
            <text:list-item>
              <text:p text:style-name="P71">desenvolvimento do ensino;</text:p>
            </text:list-item>
            <text:list-item>
              <text:p text:style-name="P71">atividade da administração tributária;</text:p>
            </text:list-item>
          </text:list>
        </text:list-item>
        <text:list-item>
          <text:p text:style-name="P71">prestação de garantias para:</text:p>
          <text:list>
            <text:list-item>
              <text:p text:style-name="P71">operações de crédito por antecipação de receita;</text:p>
            </text:list-item>
            <text:list-item>
              <text:p text:style-name="P71">União;</text:p>
            </text:list-item>
            <text:list-item>
              <text:p text:style-name="P71">pagamento de débitos para com esta.</text:p>
            </text:list-item>
          </text:list>
        </text:list-item>
      </text:list>
      <text:p text:style-name="P5"><text:soft-page-break/><text:span text:style-name="T16">Repartição das Receitas Tributárias</text:span><text:span text:style-name="T18"> (CF, arts. 157 a 162):</text:span></text:p>
      <text:list xml:id="list4790463840476912204" text:style-name="L3">
        <text:list-item>
          <text:p text:style-name="P72">pertencem aos Estados/DF:</text:p>
          <text:list>
            <text:list-item>
              <text:p text:style-name="P72">IR incidente sobre rendimentos pagos por suas autarquias e fundações;</text:p>
            </text:list-item>
            <text:list-item>
              <text:p text:style-name="P77"><text:span text:style-name="T18">20% </text:span><text:span text:style-name="T19">dos impostos residuais;</text:span></text:p>
            </text:list-item>
          </text:list>
        </text:list-item>
        <text:list-item>
          <text:p text:style-name="P73">pertencem aos Municípios:</text:p>
          <text:list>
            <text:list-item>
              <text:p text:style-name="P73">IR incidente sobre rendimentos pagos por suas autarquias e fundações;</text:p>
            </text:list-item>
            <text:list-item>
              <text:p text:style-name="P78"><text:span text:style-name="T18">50% do ITR </text:span><text:span text:style-name="T20">em seu território</text:span><text:span text:style-name="T18">, ou 100% se optar por fiscalizá-lo;</text:span></text:p>
            </text:list-item>
            <text:list-item>
              <text:p text:style-name="P74">50% do IPVA em seu território;</text:p>
            </text:list-item>
            <text:list-item>
              <text:p text:style-name="P75">25% do ICMS nos seguintes termos:</text:p>
              <text:list>
                <text:list-item>
                  <text:p text:style-name="P75">no mínimo ¾ na proporção do valor adicionado em seu território;</text:p>
                </text:list-item>
                <text:list-item>
                  <text:p text:style-name="P75">até ¼ de acordo com o que dispuser lei estadual (federal no caso de território);</text:p>
                </text:list-item>
              </text:list>
            </text:list-item>
          </text:list>
        </text:list-item>
        <text:list-item>
          <text:p text:style-name="P75">a União entregará:</text:p>
          <text:list>
            <text:list-item>
              <text:p text:style-name="P75">49% do IR, da seguinte forma:</text:p>
              <text:list>
                <text:list-item>
                  <text:p text:style-name="P75">21,5% ao FPE;</text:p>
                </text:list-item>
                <text:list-item>
                  <text:p text:style-name="P75">22,5% ao FPM;</text:p>
                </text:list-item>
                <text:list-item>
                  <text:p text:style-name="P75">3% para financiamento do setor produtivo do N/NE/CO;</text:p>
                </text:list-item>
                <text:list-item>
                  <text:p text:style-name="P79"><text:span text:style-name="T18">1% ao FPM entregue no 1º decêndio de </text:span><text:span text:style-name="T16">dezembro</text:span><text:span text:style-name="T18">;</text:span></text:p>
                </text:list-item>
                <text:list-item>
                  <text:p text:style-name="P79"><text:span text:style-name="T18">1% ao FPM entregue no 1º decêndio de </text:span><text:span text:style-name="T16">julho</text:span><text:span text:style-name="T18">;</text:span></text:p>
                </text:list-item>
              </text:list>
            </text:list-item>
            <text:list-item>
              <text:p text:style-name="P75">10% do IPI aos Estados/DF na proporção do valor adicionado em seus territórios;</text:p>
            </text:list-item>
            <text:list-item>
              <text:p text:style-name="P76">29% da CIDE aos Estados/DF.</text:p>
            </text:list-item>
          </text:list>
        </text:list-item>
      </text:list>
      <text:p text:style-name="P7"/>
      <text:p text:style-name="P6"><text:span text:style-name="T18">Em relação às taxas, há </text:span><text:span text:style-name="T16">referibilidade</text:span><text:span text:style-name="T18"> da atividade estatal em relação ao contribuinte – são tributos </text:span><text:span text:style-name="T16">retributivos ou contraprestacionais</text:span><text:span text:style-name="T18">.</text:span></text:p>
      <text:p text:style-name="P20"><text:span text:style-name="T18">CTN, Art. 77. As </text:span><text:span text:style-name="T16">taxas</text:span><text:span text:style-name="T18"> cobradas pela U, E, DF e M, no âmbito de suas respectivas atribuições, têm como FG o </text:span><text:span text:style-name="T16">exercício regular do poder de polícia</text:span><text:span text:style-name="T18">, ou a </text:span><text:span text:style-name="T16">utilização, efetiva ou potencial, de serviço público específico e divisível, prestado ao contribuinte ou posto à sua disposição</text:span><text:span text:style-name="T18">.</text:span></text:p>
      <text:p text:style-name="P109"/>
      <text:p text:style-name="P110">CTN, Art. 79. Os serviços públicos a que se refere o artigo 77 consideram-se:</text:p>
      <text:p text:style-name="P110">I – utilizados pelo contribuinte:</text:p>
      <text:p text:style-name="P69"><text:span text:style-name="T18">a) </text:span><text:span text:style-name="T16">efetivamente</text:span><text:span text:style-name="T18">, quando por ele usufruídos a qualquer título;</text:span></text:p>
      <text:p text:style-name="P69"><text:span text:style-name="T18">b) </text:span><text:span text:style-name="T16">potencialmente</text:span><text:span text:style-name="T18">, quando, sendo de utilização compulsória, sejam postos à </text:span><text:span text:style-name="T14">sua disposição mediante atividade administrativa em efetivo funcionamento</text:span><text:span text:style-name="T18">;</text:span></text:p>
      <text:p text:style-name="P21"><text:span text:style-name="T18">II – </text:span><text:span text:style-name="T16">específicos</text:span><text:span text:style-name="T18">, quando possam ser </text:span><text:span text:style-name="T14">destacados em unidades autônomas de intervenção</text:span><text:span text:style-name="T18">, de unidade, ou de necessidades públicas;</text:span></text:p>
      <text:p text:style-name="P21"><text:span text:style-name="T18">III – </text:span><text:span text:style-name="T16">divisíveis</text:span><text:span text:style-name="T18">, quando suscetíveis de utilização, </text:span><text:span text:style-name="T14">separadamente, por parte de cada um dos seus usuários</text:span><text:span text:style-name="T18">.</text:span></text:p>
      <text:p text:style-name="P110"/>
      <text:p text:style-name="P44"><text:span text:style-name="T18">A </text:span><text:span text:style-name="T16">disponibilização</text:span><text:span text:style-name="T18"> do serviço deve ser </text:span><text:span text:style-name="T16">efetiva</text:span><text:span text:style-name="T18">. O que pode ser </text:span><text:span text:style-name="T16">potencial</text:span><text:span text:style-name="T18"> </text:span><text:span text:style-name="T16">ou efetivo</text:span><text:span text:style-name="T18"> é a </text:span><text:span text:style-name="T16">utilização por parte do contribuinte</text:span><text:span text:style-name="T18">.</text:span></text:p>
      <text:p text:style-name="P112"/>
      <text:p text:style-name="P45"><text:span text:style-name="T16">Disponibilização do serviço</text:span><text:span text:style-name="T18"> → deve ser efetiva</text:span></text:p>
      <text:p text:style-name="P45"><text:span text:style-name="T16">Utilização pelo contribuinte</text:span><text:span text:style-name="T18"> → pode ser efetiva ou potencial</text:span></text:p>
      <text:p text:style-name="P113"><text:soft-page-break/></text:p>
      <text:p text:style-name="P46"><text:span text:style-name="T18">STF: a </text:span><text:span text:style-name="T16">prestação </text:span><text:span text:style-name="T18">do serviço pode ser </text:span><text:span text:style-name="T16">potencial</text:span><text:span text:style-name="T18"> (ou a utilização, sob a ótica do contribuinte).</text:span></text:p>
      <text:p text:style-name="P114"/>
      <text:p text:style-name="P47"><text:span text:style-name="T18">Serviços </text:span><text:span text:style-name="T16">específicos</text:span><text:span text:style-name="T18"> → aqueles prestados </text:span><text:span text:style-name="T16">singularmente a determinado usuário</text:span></text:p>
      <text:p text:style-name="P47"><text:span text:style-name="T18">Serviços </text:span><text:span text:style-name="T16">divisíveis</text:span><text:span text:style-name="T18"> → trazem </text:span><text:span text:style-name="T16">benefícios individuais a cada usuário</text:span></text:p>
      <text:p text:style-name="P115"/>
      <text:p text:style-name="P48"><text:span text:style-name="T18">STF, RE 643.247/SP: </text:span><text:span text:style-name="T23">Em 2017 o </text:span><text:span text:style-name="T18">STF julgou </text:span><text:span text:style-name="T16">inconstitucional</text:span><text:span text:style-name="T18"> lei municipal que instituiu taxa pelo uso efetivo ou potencial dos serviços municipais de assistência, combate e extinção de incêndios. </text:span><text:span text:style-name="T21">Motivo: a CF atribui aos estados a execução de atividades de defesa civil, incluindo a prevenção e o combate a incêndios. Por essa razão, o Município não poderia substituir o Estado, por meio da criação de um tributo específico para esse fim. </text:span><text:span text:style-name="T22">Além disso, o serviço é </text:span><text:span text:style-name="T27">indivisível</text:span><text:span text:style-name="T22"> (beneficiário é a coletividade).</text:span></text:p>
      <text:p text:style-name="P116"/>
      <text:p text:style-name="P49"><text:span text:style-name="T27">L</text:span><text:span text:style-name="T16">impeza pública</text:span><text:span text:style-name="T18">, combate a incêndio e segurança pública </text:span><text:span text:style-name="T16">não</text:span><text:span text:style-name="T18"> podem ser custeados por taxa.</text:span></text:p>
      <text:p text:style-name="P50"><text:span text:style-name="T18">A </text:span><text:span text:style-name="T16">coleta domiciliar de lixo</text:span><text:span text:style-name="T18"> pode ser custeada por taxa </text:span><text:span text:style-name="T24">(SV 19), </text:span><text:span text:style-name="T25">mas somente se for </text:span><text:span text:style-name="T15">completamente dissociada de outros serviços públicos realizados em favor da sociedade</text:span><text:span text:style-name="T25">.</text:span></text:p>
      <text:p text:style-name="P117"/>
      <text:p text:style-name="P51"><text:span text:style-name="T28">C</text:span><text:span text:style-name="T16">ustas judiciais</text:span><text:span text:style-name="T18"> e </text:span><text:span text:style-name="T16">emolumentos</text:span><text:span text:style-name="T18"> </text:span><text:span text:style-name="T16">de serviços notariais </text:span><text:span text:style-name="T18">são considerados taxas.</text:span></text:p>
      <text:p text:style-name="P118"/>
      <text:p text:style-name="P52"><text:span text:style-name="T18">STF: a existência de órgão administrativo constitui elemento para se concluir que </text:span><text:span text:style-name="T14">houve o efetivo exercício</text:span><text:span text:style-name="T18"> do poder de polícia.</text:span></text:p>
      <text:p text:style-name="P119"/>
      <text:p text:style-name="P53"><text:span text:style-name="T16">Exercício regular do poder de polícia</text:span><text:span text:style-name="T18">: ser desempenhado por órgão competente nos limites da lei aplicável com observância do processo legal e, tratando-se de atividade que a lei tenha como discricionária, sem abuso ou desvio de poder.</text:span></text:p>
      <text:p text:style-name="P120"/>
      <text:p text:style-name="P54"><text:span text:style-name="T18">STF, RE 614.246-AgR/SP: é </text:span><text:span text:style-name="T16">inconstitucional</text:span><text:span text:style-name="T18"> a cobrança de Taxa de Licença de Localização e Funcionamento pelos municípios </text:span><text:span text:style-name="T14">quando usada como BC o número de empregados</text:span><text:span text:style-name="T18">.</text:span></text:p>
      <text:p text:style-name="P121"/>
      <text:p text:style-name="P22"><text:span text:style-name="T18">CF, Art. 145, §2º As </text:span><text:span text:style-name="T16">taxas</text:span><text:span text:style-name="T18"> não poderão ter </text:span><text:span text:style-name="T16">BC</text:span><text:span text:style-name="T18"> própria de </text:span><text:span text:style-name="T16">impostos</text:span><text:span text:style-name="T18">.</text:span></text:p>
      <text:p text:style-name="P111"/>
      <text:p text:style-name="P55"><text:span text:style-name="T18">SV 29: é </text:span><text:span text:style-name="T16">constitucional</text:span><text:span text:style-name="T18"> a adoção, no cálculo do valor da </text:span><text:span text:style-name="T16">taxa</text:span><text:span text:style-name="T18">, de </text:span><text:span text:style-name="T14">um ou mais elementos da BC própria de determinado imposto</text:span><text:span text:style-name="T18">, desde que </text:span><text:span text:style-name="T16">não haja integral identidade</text:span><text:span text:style-name="T18"> entre uma base e outra.</text:span></text:p>
      <text:p text:style-name="P122"/>
      <text:p text:style-name="P23"><text:span text:style-name="T18">CTN, Art. 77, Parágrafo único. A </text:span><text:span text:style-name="T16">taxa</text:span><text:span text:style-name="T18"> não pode ter BC ou FG idênticos aos que correspondam a </text:span><text:span text:style-name="T16">imposto</text:span><text:span text:style-name="T18">, </text:span><text:span text:style-name="T14">nem ser calculada em função do capital das empresas</text:span><text:span text:style-name="T18">.</text:span></text:p>
      <text:p text:style-name="P129"/>
      <text:p text:style-name="P56"><text:span text:style-name="T18">STF: o capital das empresas </text:span><text:span text:style-name="T16">não</text:span><text:span text:style-name="T18"> pode ser usado como BC das taxas, mas pode ser um </text:span><text:span text:style-name="T14">fator de referência</text:span><text:span text:style-name="T18">, para calcular um valor fixo de taxa.</text:span></text:p>
      <text:p text:style-name="P123"/>
      <text:p text:style-name="P57"><text:span text:style-name="T18">A rescisão não é possível para as </text:span><text:span text:style-name="T16">taxas</text:span><text:span text:style-name="T18">, mas o é para os </text:span><text:span text:style-name="T16">preços públicos</text:span><text:span text:style-name="T18">, pois estes se originam de um contrato.</text:span></text:p>
      <text:p text:style-name="P12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8">Taxa</text:p>
          </table:table-cell>
          <table:table-cell table:style-name="Tabela2.B1" office:value-type="string">
            <text:p text:style-name="P68">Preço Público <text:span text:style-name="T31">(ou Tarifa)</text:span></text:p>
          </table:table-cell>
        </table:table-row>
        <table:table-row>
          <table:table-cell table:style-name="Tabela2.A2" office:value-type="string">
            <text:p text:style-name="P67">Natureza tributária</text:p>
          </table:table-cell>
          <table:table-cell table:style-name="Tabela2.B2" office:value-type="string">
            <text:p text:style-name="P67">Natureza não tributária</text:p>
          </table:table-cell>
        </table:table-row>
        <table:table-row>
          <table:table-cell table:style-name="Tabela2.A2" office:value-type="string">
            <text:p text:style-name="P67">Decorre de lei</text:p>
          </table:table-cell>
          <table:table-cell table:style-name="Tabela2.B2" office:value-type="string">
            <text:p text:style-name="P67">Decorre de contrato administrativo</text:p>
          </table:table-cell>
        </table:table-row>
        <text:soft-page-break/>
        <table:table-row>
          <table:table-cell table:style-name="Tabela2.A2" office:value-type="string">
            <text:p text:style-name="P67">Não há manifestação da vontade</text:p>
          </table:table-cell>
          <table:table-cell table:style-name="Tabela2.B2" office:value-type="string">
            <text:p text:style-name="P67">Há manifestação da vontade</text:p>
          </table:table-cell>
        </table:table-row>
        <table:table-row>
          <table:table-cell table:style-name="Tabela2.A2" office:value-type="string">
            <text:p text:style-name="P67">Compulsória</text:p>
          </table:table-cell>
          <table:table-cell table:style-name="Tabela2.B2" office:value-type="string">
            <text:p text:style-name="P67">Facultativo</text:p>
          </table:table-cell>
        </table:table-row>
        <table:table-row>
          <table:table-cell table:style-name="Tabela2.A2" office:value-type="string">
            <text:p text:style-name="P67">Direito público</text:p>
          </table:table-cell>
          <table:table-cell table:style-name="Tabela2.B2" office:value-type="string">
            <text:p text:style-name="P67">Direito privado</text:p>
          </table:table-cell>
        </table:table-row>
        <table:table-row>
          <table:table-cell table:style-name="Tabela2.A2" office:value-type="string">
            <text:p text:style-name="P67">Cobrada por PJ de direito público</text:p>
          </table:table-cell>
          <table:table-cell table:style-name="Tabela2.B2" office:value-type="string">
            <text:p text:style-name="P67">Cobrada por PJ de direito público ou privado</text:p>
          </table:table-cell>
        </table:table-row>
        <table:table-row>
          <table:table-cell table:style-name="Tabela2.A2" office:value-type="string">
            <text:p text:style-name="P67">Receita derivada</text:p>
          </table:table-cell>
          <table:table-cell table:style-name="Tabela2.B2" office:value-type="string">
            <text:p text:style-name="P67">Receita originária</text:p>
          </table:table-cell>
        </table:table-row>
      </table:table>
      <text:p text:style-name="P124"/>
      <text:p text:style-name="P58"><text:span text:style-name="T18">Serviço de energia elétrica e de água são remunerados por meio de </text:span><text:span text:style-name="T16">tarifas</text:span><text:span text:style-name="T18"> (preço público).</text:span></text:p>
      <text:p text:style-name="P125"/>
      <text:p text:style-name="P59"><text:span text:style-name="T18">Serviço postal é remunerado mediante </text:span><text:span text:style-name="T16">taxa</text:span><text:span text:style-name="T18">.</text:span></text:p>
      <text:p text:style-name="P126"/>
      <text:p text:style-name="P127"><text:span text:style-name="T18">STF: a cobrança de </text:span><text:span text:style-name="T16">taxa</text:span><text:span text:style-name="T18"> por emissão ou remessa de carnês/guias de recolhimento de tributos é </text:span><text:span text:style-name="T16">inconstitucional</text:span><text:span text:style-name="T18">.</text:span></text:p>
      <text:p text:style-name="P127"><text:span text:style-name="T18"/></text:p>
      <text:p text:style-name="P128"><text:span text:style-name="T16">Contribuição de Melhoria</text:span><text:span text:style-name="T18">:</text:span></text:p>
      <text:list xml:id="list2709710610028074536" text:style-name="L4">
        <text:list-item>
          <text:p text:style-name="P82"><text:span text:style-name="T18">FG: </text:span><text:span text:style-name="T16">valorização</text:span><text:span text:style-name="T18"> imobiliária;</text:span></text:p>
        </text:list-item>
        <text:list-item>
          <text:p text:style-name="P80"><text:span text:style-name="T18">limite </text:span><text:span text:style-name="T16">total</text:span><text:span text:style-name="T18">: despesa realizada;</text:span></text:p>
        </text:list-item>
        <text:list-item>
          <text:p text:style-name="P80"><text:span text:style-name="T18">limite </text:span><text:span text:style-name="T16">individual</text:span><text:span text:style-name="T18">: acréscimo de valor que da obra resultar para cada imóvel beneficiado;</text:span></text:p>
        </text:list-item>
        <text:list-item>
          <text:p text:style-name="P81"><text:span text:style-name="T18">é o </text:span><text:span text:style-name="T16">CTN</text:span><text:span text:style-name="T18"> que define os limites </text:span><text:span text:style-name="T16">total e individual</text:span><text:span text:style-name="T18">, a CF é </text:span><text:span text:style-name="T16">omissa</text:span><text:span text:style-name="T18"> quanto a isso;</text:span></text:p>
        </text:list-item>
        <text:list-item>
          <text:p text:style-name="P82"><text:span text:style-name="T18">obras previstas no DL 195/67 que ensejam contribuição de melhoria:</text:span></text:p>
          <text:list>
            <text:list-item>
              <text:p text:style-name="P83"><text:span text:style-name="T18">abertura, alargamento, pavimentação, iluminação, arborização, esgotos pluviais e outros melhoramentos de praças e vias públicas;</text:span></text:p>
            </text:list-item>
            <text:list-item>
              <text:p text:style-name="P83"><text:span text:style-name="T18">construção e ampliação de parques, campos de desportos, pontes, túneis e viadutos;</text:span></text:p>
            </text:list-item>
            <text:list-item>
              <text:p text:style-name="P83"><text:span text:style-name="T18">construção ou ampliação de sistemas de trânsito rápido inclusive todas as obras e edificações necessárias ao funcionamento do sistema;</text:span></text:p>
            </text:list-item>
            <text:list-item>
              <text:p text:style-name="P83"><text:span text:style-name="T18">serviços e obras de abastecimento de água potável, esgotos, instalações de redes elétricas, telefônicas, transportes e comunicações em geral ou de suprimento de gás, funiculares, ascensores e instalações de comodidade pública;</text:span></text:p>
            </text:list-item>
            <text:list-item>
              <text:p text:style-name="P83"><text:span text:style-name="T18">proteção contra secas, inundações, erosão, ressacas, e de saneamento de drenagem em geral, diques, cais, desobstrução de barras, portos e canais, retificação e regularização de cursos d’água e irrigação;</text:span></text:p>
            </text:list-item>
            <text:list-item>
              <text:p text:style-name="P83"><text:span text:style-name="T18">construção de estradas de ferro e construção, pavimentação e melhoramento de estradas de rodagem;</text:span></text:p>
            </text:list-item>
            <text:list-item>
              <text:p text:style-name="P83"><text:span text:style-name="T18">aterros e realizações de embelezamento em geral, inclusive desapropriações em desenvolvimento de plano de aspecto paisagístico;</text:span></text:p>
            </text:list-item>
          </text:list>
        </text:list-item>
        <text:list-item>
          <text:p text:style-name="P83"><text:span text:style-name="T18">STF: mero </text:span><text:span text:style-name="T16">recapeamento</text:span><text:span text:style-name="T18"> de via pública já asfaltada </text:span><text:span text:style-name="T16">não</text:span><text:span text:style-name="T18"> justifica a cobrança do tributo;</text:span></text:p>
        </text:list-item>
        <text:list-item>
          <text:p text:style-name="P83"><text:span text:style-name="T18">requisitos mínimos da lei instituidora da Contribuição de Melhoria:</text:span></text:p>
          <text:list>
            <text:list-item>
              <text:p text:style-name="P83"><text:span text:style-name="T18">publicação prévia de:</text:span></text:p>
              <text:list>
                <text:list-item>
                  <text:p text:style-name="P83"><text:span text:style-name="T18">memorial descritivo do projeto;</text:span></text:p>
                </text:list-item>
                <text:list-item>
                  <text:p text:style-name="P83"><text:span text:style-name="T18">orçamento do custo da obra;</text:span></text:p>
                </text:list-item>
                <text:list-item>
                  <text:p text:style-name="P83"><text:span text:style-name="T18">determinação da parcela do custo da obra a ser financiada pela contribuição;</text:span></text:p>
                </text:list-item>
                <text:list-item>
                  <text:p text:style-name="P83"><text:span text:style-name="T18">delimitação da zona beneficiada;</text:span></text:p>
                </text:list-item>
                <text:list-item>
                  <text:p text:style-name="P83"><text:span text:style-name="T18">determinação do fato de absorção do benefício da valorização para toda a zona ou para cada uma das áreas diferenciadas, nela contidas;</text:span></text:p>
                </text:list-item>
              </text:list>
            </text:list-item>
            <text:list-item>
              <text:p text:style-name="P83"><text:span text:style-name="T18">fixação de prazo não inferior a </text:span><text:span text:style-name="T16">30 dias</text:span><text:span text:style-name="T18">, para </text:span><text:span text:style-name="T16">impugnação</text:span><text:span text:style-name="T18"> pelos interessados, <text:s/>de qualquer dos elementos referidos no inciso anterior;</text:span></text:p>
            </text:list-item>
            <text:list-item>
              <text:p text:style-name="P83"><text:soft-page-break/><text:span text:style-name="T18">regulamentação do processo administrativo de instrução e julgamento da impugnação a que se refere o inciso anterior, sem prejuízo da sua apreciação judicial;</text:span></text:p>
            </text:list-item>
          </text:list>
        </text:list-item>
        <text:list-item>
          <text:p text:style-name="P83"><text:span text:style-name="T18">o tributo </text:span><text:span text:style-name="T16">não</text:span><text:span text:style-name="T18"> pode ser cobrado </text:span><text:span text:style-name="T16">antes</text:span><text:span text:style-name="T18"> da realização da obra pública, mas nada impede a </text:span><text:span text:style-name="T16">instituição</text:span><text:span text:style-name="T18"> do tributo </text:span><text:span text:style-name="T16">após</text:span><text:span text:style-name="T18"> o término de parte da obra, se já houver resultado em valorização imobiliária para o contribuinte.</text:span></text:p>
        </text:list-item>
      </text:list>
      <text:p text:style-name="P84"><text:span text:style-name="T18"/></text:p>
      <text:p text:style-name="P85"><text:span text:style-name="T16">Empréstimos Compulsórios</text:span><text:span text:style-name="T18">:</text:span></text:p>
      <text:list xml:id="list3934276404198682755" text:style-name="L5">
        <text:list-item>
          <text:p text:style-name="P86"><text:span text:style-name="T18">instituídos por LC;</text:span></text:p>
        </text:list-item>
        <text:list-item>
          <text:p text:style-name="P86"><text:span text:style-name="T18">competência </text:span><text:span text:style-name="T16">exclusiva</text:span><text:span text:style-name="T18"> da União;</text:span></text:p>
        </text:list-item>
        <text:list-item>
          <text:p text:style-name="P87"><text:span text:style-name="T18">situações autorizadoras (</text:span><text:span text:style-name="T16">não</text:span><text:span text:style-name="T18"> são FG!):</text:span></text:p>
          <text:list>
            <text:list-item>
              <text:p text:style-name="P87"><text:span text:style-name="T18">despesas extraordinárias </text:span><text:span text:style-name="T26">(só podem ser exigidas </text:span><text:span text:style-name="T29">após o esgotamento dos fundos públicos </text:span><text:span text:style-name="T30">de contingência</text:span><text:span text:style-name="T29">!</text:span><text:span text:style-name="T26">)</text:span><text:span text:style-name="T18">:</text:span></text:p>
              <text:list>
                <text:list-item>
                  <text:p text:style-name="P87"><text:span text:style-name="T18">decorrentes de calamidade pública;</text:span></text:p>
                </text:list-item>
                <text:list-item>
                  <text:p text:style-name="P87"><text:span text:style-name="T18">decorrentes de guerra externa ou sua iminência;</text:span></text:p>
                </text:list-item>
              </text:list>
            </text:list-item>
            <text:list-item>
              <text:p text:style-name="P87"><text:span text:style-name="T18">investimento público de caráter urgente e de relevante interesse nacional;</text:span></text:p>
            </text:list-item>
          </text:list>
        </text:list-item>
        <text:list-item>
          <text:p text:style-name="P87"><text:span text:style-name="T18">o </text:span><text:span text:style-name="T16">FG</text:span><text:span text:style-name="T18"> foi deixado a critério do legislador;</text:span></text:p>
        </text:list-item>
        <text:list-item>
          <text:p text:style-name="P87"><text:span text:style-name="T18">são tributos de </text:span><text:span text:style-name="T16">arrecadação vinculada</text:span><text:span text:style-name="T18">, mas não são necessariamente tributos vinculados, já que a escolha do FG está a cargo do legislador;</text:span></text:p>
        </text:list-item>
        <text:list-item>
          <text:p text:style-name="P88"><text:span text:style-name="T18">STF: a restituição deve ser efetuada </text:span><text:span text:style-name="T16">na mesma espécie</text:span><text:span text:style-name="T18"> do que foi recolhido.</text:span></text:p>
        </text:list-item>
      </text:list>
      <text:p text:style-name="P89"><text:span text:style-name="T18"/></text:p>
      <text:p text:style-name="P90"><text:span text:style-name="T16">Contribuições Especiais</text:span><text:span text:style-name="T18">:</text:span></text:p>
      <text:list xml:id="list5593332752985326380" text:style-name="L6">
        <text:list-item>
          <text:p text:style-name="P91"><text:span text:style-name="T18">se a finalidade da exigência de uma Contribuição Especial for alterada, altera-se a própria exigência. Isso não significa que ela deixará de ter fundamento constitucional, pois se a nova finalidade for admitida no texto constitucional, ela poderá subsistir como novo tributo;</text:span></text:p>
        </text:list-item>
        <text:list-item>
          <text:p text:style-name="P92"><text:span text:style-name="T18">já foram denominadas “contribuições parafiscais”: são aquelas instituídas por pessoa política e arrecadados por outra PJ – mas atualmente </text:span><text:span text:style-name="T16">não</text:span><text:span text:style-name="T18"> podem ser consideradas “contribuições parafiscais” em todos os casos, pois há algumas subespécies cujos recursos são destinados ao próprio Estado;</text:span></text:p>
        </text:list-item>
        <text:list-item>
          <text:p text:style-name="P93"><text:span text:style-name="T18">competência </text:span><text:span text:style-name="T16">exclusiva</text:span><text:span text:style-name="T18"> da União (contribuições sociais, CIDE’s e contribuições de interesse das categorias profissionais ou econômicas);</text:span></text:p>
          <text:list>
            <text:list-item>
              <text:p text:style-name="P94"><text:span text:style-name="T18">exceção: contribuição para a previdência dos servidores dos Estados e Municípios;</text:span></text:p>
            </text:list-item>
          </text:list>
        </text:list-item>
        <text:list-item>
          <text:p text:style-name="P95"><text:span text:style-name="T18">STF: a expressão regime previdenciário não abrange a prestação de serviços médicos, hospitalares, odontológicos e farmacêuticos;</text:span></text:p>
        </text:list-item>
        <text:list-item>
          <text:p text:style-name="P96"><text:span text:style-name="T18">STF: contribuições sociais dividem-se em: contribuições para a seguridade social, outras contribuições sociais e contribuições sociais gerais;</text:span></text:p>
        </text:list-item>
        <text:list-item>
          <text:p text:style-name="P97"><text:span text:style-name="T18">contribuições sociais e CIDE’s terão as seguintes características:</text:span></text:p>
          <text:list>
            <text:list-item>
              <text:p text:style-name="P97"><text:span text:style-name="T16">não</text:span><text:span text:style-name="T18"> incidem sobre receitas de exportação;</text:span></text:p>
            </text:list-item>
            <text:list-item>
              <text:p text:style-name="P97"><text:span text:style-name="T18">incidem sobre a importação de produtos estrangeiros ou serviços;</text:span></text:p>
            </text:list-item>
            <text:list-item>
              <text:p text:style-name="P97"><text:span text:style-name="T18">podem ter alíquotas </text:span><text:span text:style-name="T8">ad valorem</text:span><text:span text:style-name="T10"> ou específica;</text:span></text:p>
            </text:list-item>
          </text:list>
        </text:list-item>
        <text:list-item>
          <text:p text:style-name="P98"><text:span text:style-name="T10">no caso da contribuição sobre importação, permite-se </text:span><text:span text:style-name="T12">equiparar</text:span><text:span text:style-name="T10"> a pessoa natural destinatária a PJ, na forma da lei;</text:span></text:p>
        </text:list-item>
        <text:list-item>
          <text:p text:style-name="P99"><text:span text:style-name="T10">pode-se estabelecer a incidência </text:span><text:span text:style-name="T12">monofásica</text:span><text:span text:style-name="T10">, que se justifica em tributos cuja incidência ocorre várias vezes sobre o mesmo produto. Dessa forma, por questão de praticabilidade, permite-se </text:span><text:span text:style-name="T12">uma única incidência</text:span><text:span text:style-name="T10">.</text:span></text:p>
        </text:list-item>
      </text:list>
      <text:p text:style-name="P100"><text:span text:style-name="T10"/></text:p>
      <text:p text:style-name="P101"><text:span text:style-name="T12">Contribuições para a Seguridade Social</text:span><text:span text:style-name="T10">:</text:span></text:p>
      <text:list xml:id="list1863866484016490946" text:style-name="L7">
        <text:list-item>
          <text:p text:style-name="P102"><text:span text:style-name="T10">podem incidir sobre várias bases econômicas:</text:span></text:p>
          <text:list>
            <text:list-item>
              <text:p text:style-name="P103"><text:span text:style-name="T9">receita ou faturamento</text:span><text:span text:style-name="T10">: COFINS;</text:span></text:p>
            </text:list-item>
            <text:list-item>
              <text:p text:style-name="P103"><text:soft-page-break/><text:span text:style-name="T9">lucro</text:span><text:span text:style-name="T10">: CSLL;</text:span></text:p>
            </text:list-item>
            <text:list-item>
              <text:p text:style-name="P103"><text:span text:style-name="T9">importação de bens ou serviços do exterior</text:span><text:span text:style-name="T10">: PIS/PASEP-Importação e COFINS-Importação;</text:span></text:p>
            </text:list-item>
          </text:list>
        </text:list-item>
        <text:list-item>
          <text:p text:style-name="P103"><text:span text:style-name="T10">e também sobre as seguintes bases econômicas:</text:span></text:p>
          <text:list>
            <text:list-item>
              <text:p text:style-name="P103"><text:span text:style-name="T10">folha de salários e demais rendimentos do trabalho pagos ou creditados, a qualquer título, à PF que preste serviço ao empregador;</text:span></text:p>
            </text:list-item>
            <text:list-item>
              <text:p text:style-name="P103"><text:span text:style-name="T10">do trabalhador e dos demais segurados da previdência social, </text:span><text:span text:style-name="T12">não</text:span><text:span text:style-name="T10"> incidindo contribuição sobre aposentadoria e pensão pelo RGPS;</text:span></text:p>
            </text:list-item>
            <text:list-item>
              <text:p text:style-name="P103"><text:span text:style-name="T10">receita de concursos de prognósticos.</text:span></text:p>
            </text:list-item>
          </text:list>
        </text:list-item>
      </text:list>
      <text:p text:style-name="P104"><text:span text:style-name="T10"/></text:p>
      <text:p text:style-name="P105"><text:span text:style-name="T12">Outras Contribuições Sociais</text:span><text:span text:style-name="T10">:</text:span></text:p>
      <text:list xml:id="list3622866086557591899" text:style-name="L8">
        <text:list-item>
          <text:p text:style-name="P106"><text:span text:style-name="T10">competência residual, somente da União;</text:span></text:p>
        </text:list-item>
        <text:list-item>
          <text:p text:style-name="P106"><text:span text:style-name="T10">instituição de nova contribuição deve respeitar os seguintes critérios:</text:span></text:p>
          <text:list>
            <text:list-item>
              <text:p text:style-name="P106"><text:span text:style-name="T10">por LC;</text:span></text:p>
            </text:list-item>
            <text:list-item>
              <text:p text:style-name="P106"><text:span text:style-name="T10">não cumulativa;</text:span></text:p>
            </text:list-item>
            <text:list-item>
              <text:p text:style-name="P106"><text:span text:style-name="T10">não pode ter BC ou FG próprios de outras contribuições já existentes;</text:span></text:p>
            </text:list-item>
          </text:list>
        </text:list-item>
        <text:list-item>
          <text:p text:style-name="P107"><text:span text:style-name="T10">todas as contribuições, sem exceção, estão sujeitas à LC de normas gerais (que é o CTN). Contudo, apenas aquelas cuja </text:span><text:span text:style-name="T12">base econômica não foi prevista na CF</text:span><text:span text:style-name="T10"> serão instituídas por </text:span><text:span text:style-name="T12">LC</text:span><text:span text:style-name="T10">, sendo as demais por lei ordinária.</text:span></text:p>
        </text:list-item>
      </text:list>
      <text:p text:style-name="P108"><text:span text:style-name="T10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30">Os <text:span text:style-name="T1">impostos</text:span><text:span text:style-name="T3"> discriminados na CF devem ter </text:span><text:span text:style-name="T1">BC, FG</text:span><text:span text:style-name="T3"> </text:span><text:span text:style-name="T1">e contribuintes</text:span><text:span text:style-name="T3"> definidos em </text:span><text:span text:style-name="T1">LC</text:span><text:span text:style-name="T3">.</text:span></text:p>
            <text:p text:style-name="P130"><text:span text:style-name="T3"/></text:p>
            <text:p text:style-name="P130"><text:span text:style-name="T3">Essa exigência </text:span><text:span text:style-name="T1">não</text:span><text:span text:style-name="T3"> foi feita em relação às </text:span><text:span text:style-name="T1">contribuições especiais</text:span><text:span text:style-name="T3">.</text:span></text:p>
          </table:table-cell>
        </table:table-row>
      </table:table>
      <text:p text:style-name="P10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29T13:33:08.099506912</dc:date>
    <meta:editing-duration>PT5H25M23S</meta:editing-duration>
    <meta:editing-cycles>85</meta:editing-cycles>
    <meta:generator>LibreOffice/5.2.7.2$Linux_X86_64 LibreOffice_project/20m0$Build-2</meta:generator>
    <meta:document-statistic meta:table-count="3" meta:image-count="0" meta:object-count="0" meta:page-count="7" meta:paragraph-count="181" meta:word-count="2314" meta:character-count="14716" meta:non-whitespace-character-count="12653"/>
  </office:meta>
</office:document-meta>
</file>